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c1855" officeooo:paragraph-rsid="001c1855"/>
    </style:style>
    <style:style style:name="P2" style:family="paragraph" style:parent-style-name="Standard" style:list-style-name="L1">
      <style:paragraph-properties fo:line-height="150%"/>
      <style:text-properties officeooo:rsid="001c1855" officeooo:paragraph-rsid="001c18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r til design:</text:p>
      <text:p text:style-name="P1"/>
      <text:list xml:id="list3823125578" text:style-name="L1">
        <text:list-item>
          <text:p text:style-name="P2">skift af farvetema efter køn</text:p>
        </text:list-item>
        <text:list-item>
          <text:p text:style-name="P2">eye candy</text:p>
        </text:list-item>
        <text:list-item>
          <text:p text:style-name="P2">Buede/runde former (ingen skarpe hjørner)</text:p>
        </text:list-item>
        <text:list-item>
          <text:p text:style-name="P2">Greensock animation – SVG morph: <text:a xlink:type="simple" xlink:href="https://greensock.com/gsdevtools" text:style-name="Internet_20_link" text:visited-style-name="Visited_20_Internet_20_Link">https://greensock.com/gsdevtools</text:a></text:p>
        </text:list-item>
        <text:list-item>
          <text:p text:style-name="P2">stor tile menu</text:p>
        </text:list-item>
        <text:list-item>
          <text:p text:style-name="P2">gooey menu: </text:p>
          <text:list>
            <text:list-item>
              <text:p text:style-name="P2"><text:a xlink:type="simple" xlink:href="https://codepen.io/lbebber/pen/LELBEo" text:style-name="Internet_20_link" text:visited-style-name="Visited_20_Internet_20_Link">https://codepen.io/lbebber/pen/LELBEo</text:a> </text:p>
            </text:list-item>
            <text:list-item>
              <text:p text:style-name="P2"><text:a xlink:type="simple" xlink:href="https://codepen.io/vic4884/pen/wXmbqq" text:style-name="Internet_20_link" text:visited-style-name="Visited_20_Internet_20_Link">https://codepen.io/vic4884/pen/wXmbqq</text:a> </text:p>
            </text:list-item>
            <text:list-item>
              <text:p text:style-name="P2"><text:a xlink:type="simple" xlink:href="https://codepen.io/frederikvdz/pen/dObQYb" text:style-name="Internet_20_link" text:visited-style-name="Visited_20_Internet_20_Link">https://codepen.io/frederikvdz/pen/dObQYb</text:a> </text:p>
            </text:list-item>
            <text:list-item>
              <text:p text:style-name="P2"><text:a xlink:type="simple" xlink:href="https://css-tricks.com/gooey-effect/" text:style-name="Internet_20_link" text:visited-style-name="Visited_20_Internet_20_Link">https://css-tricks.com/gooey-effect/</text:a> </text:p>
            </text:list-item>
            <text:list-item>
              <text:p text:style-name="P2"><text:a xlink:type="simple" xlink:href="https://developer.mozilla.org/en-US/docs/Web/CSS/filter" text:style-name="Internet_20_link" text:visited-style-name="Visited_20_Internet_20_Link">https://developer.mozilla.org/en-US/docs/Web/CSS/filter</text:a> </text:p>
            </text:list-item>
          </text:list>
        </text:list-item>
        <text:list-item>
          <text:p text:style-name="P2">Animeret figur/karakter som gør ting på siden</text:p>
        </text:list-item>
        <text:list-item>
          <text:p text:style-name="P2">loading screen</text:p>
        </text:list-item>
        <text:list-item>
          <text:p text:style-name="P2">menupunkter i navigation: </text:p>
          <text:list>
            <text:list-item>
              <text:p text:style-name="P2">legetøj</text:p>
            </text:list-item>
            <text:list-item>
              <text:p text:style-name="P2">sport</text:p>
            </text:list-item>
            <text:list-item>
              <text:p text:style-name="P2">outlet</text:p>
            </text:list-item>
            <text:list-item>
              <text:p text:style-name="P2">tøj</text:p>
            </text:list-item>
          </text:list>
        </text:list-item>
        <text:list-item>
          <text:p text:style-name="P2">Lyd på siden: web sound api: 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08:29:21.314400806</meta:creation-date>
    <dc:date>2018-09-20T14:12:12.241673235</dc:date>
    <meta:editing-duration>P2DT11H1M22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20" meta:word-count="71" meta:character-count="551" meta:non-whitespace-character-count="510"/>
  </office:meta>
</office:document-meta>
</file>